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2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4" style:family="paragraph" style:parent-style-name="Standard">
      <style:text-properties officeooo:paragraph-rsid="1044b2e0"/>
    </style:style>
    <style:style style:name="P55" style:family="paragraph" style:parent-style-name="Standard">
      <style:text-properties officeooo:paragraph-rsid="1090da41"/>
    </style:style>
    <style:style style:name="P56" style:family="paragraph" style:parent-style-name="Standard">
      <style:text-properties officeooo:paragraph-rsid="10929fde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Footnote">
      <style:text-properties officeooo:paragraph-rsid="10a5bb50"/>
    </style:style>
    <style:style style:name="P60" style:family="paragraph" style:parent-style-name="Standard">
      <style:text-properties officeooo:paragraph-rsid="101c0948"/>
    </style:style>
    <style:style style:name="P61" style:family="paragraph" style:parent-style-name="Standard">
      <style:text-properties officeooo:paragraph-rsid="10abd9a7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Footnote">
      <style:text-properties officeooo:paragraph-rsid="10c154ff"/>
    </style:style>
    <style:style style:name="P64" style:family="paragraph" style:parent-style-name="Footnote">
      <style:text-properties officeooo:paragraph-rsid="10cb2566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97b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10c97be3" style:font-size-asian="10pt" style:language-asian="nl" style:country-asian="NL" style:font-style-asian="normal" style:font-name-complex="Bitstream Vera Sans" style:font-size-complex="10pt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font-name="Liberation Sans" fo:font-size="12pt" style:font-size-asian="12pt" style:font-size-complex="12pt"/>
    </style:style>
    <style:style style:name="T21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#ffff00" loext:char-shading-value="0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#ffff00" loext:char-shading-value="0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#ffff00" loext:char-shading-value="0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#ffff00" loext:char-shading-value="0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#ffff00" loext:char-shading-value="0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#ffff00" loext:char-shading-value="0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4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4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6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67" style:family="text">
      <style:text-properties officeooo:rsid="04473353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aace3cd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5" style:family="text">
      <style:text-properties officeooo:rsid="0f8f58bd"/>
    </style:style>
    <style:style style:name="T296" style:family="text">
      <style:text-properties officeooo:rsid="0f95a7a0"/>
    </style:style>
    <style:style style:name="T297" style:family="text">
      <style:text-properties officeooo:rsid="105c8aaa"/>
    </style:style>
    <style:style style:name="T298" style:family="text">
      <style:text-properties officeooo:rsid="107e8e04"/>
    </style:style>
    <style:style style:name="T299" style:family="text">
      <style:text-properties officeooo:rsid="1083fa7a"/>
    </style:style>
    <style:style style:name="T30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5"><text:span text:style-name="T185">C</text:span><text:span text:style-name="T184">hecklist voor </text:span><text:span text:style-name="T186">de installatie</text:span><text:span text:style-name="T184"> van </text:span><text:span text:style-name="T190"><text:user-field-get text:name="Distro">AlmaLinux</text:user-field-get></text:span><text:span text:style-name="T192"><text:s/></text:span><text:span text:style-name="T190"><text:user-field-get text:name="Version">9.x</text:user-field-get></text:span><text:span text:style-name="T188"><text:note text:id="ftn1" text:note-class="footnote"><text:note-citation>1</text:note-citation><text:note-body><text:p text:style-name="P63"><text:span text:style-name="T273">D</text:span><text:span text:style-name="T271">eze </text:span><text:span text:style-name="T276"><text:user-field-get text:name="Distro">AlmaLinux</text:user-field-get></text:span><text:span text:style-name="T272"><text:s/></text:span><text:span text:style-name="T277"><text:user-field-get text:name="Version">9.x</text:user-field-get></text:span><text:span text:style-name="T277"><text:s/>Desktop/</text:span><text:span text:style-name="T278">Workstation</text:span><text:span text:style-name="T271"> wordt ondersteund tot </text:span><text:span text:style-name="T275">31 </text:span><text:span text:style-name="T274">mei</text:span><text:span text:style-name="T271"> 20</text:span><text:span text:style-name="T275">32</text:span><text:span text:style-name="T271">.</text:span></text:p></text:note-body></text:note></text:span><text:span text:style-name="T189"><text:s/></text:span><text:span text:style-name="T191">Desktop/</text:span><text:span text:style-name="T193">Workstation</text:span><text:span text:style-name="T187">.</text:span></text:p>
      <text:p text:style-name="P60"/>
      <text:p text:style-name="P7"/>
      <text:p text:style-name="P57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55"><text:tab/><text:tab/></text:span><text:span text:style-name="T266"> <text:tab/><text:tab/></text:span><text:span text:style-name="T256"><draw:control text:anchor-type="as-char" svg:y="-0.4cm" draw:z-index="9" draw:name="Gebruiker 2" draw:style-name="gr2" draw:text-style-name="P73" svg:width="6.002cm" svg:height="0.5cm" draw:control="control8"><svg:title>Gebruiker</svg:title><svg:desc>Volledige naam, bijv. Jan Stek</svg:desc></draw:control></text:span><text:span text:style-name="T256"><text:tab/></text:span><text:span text:style-name="T257">b</text:span><text:span text:style-name="T288">ijv.</text:span><text:span text:style-name="T258"> </text:span><text:span text:style-name="T265">J</text:span><text:span text:style-name="T264">a</text:span><text:span text:style-name="T265">n </text:span><text:span text:style-name="T264">Jansen</text:span></text:p>
      <text:p text:style-name="P56"><text:span text:style-name="T8">&lt;</text:span><text:span text:style-name="T262">g</text:span><text:span text:style-name="T10">ebruikersnaam</text:span><text:span text:style-name="T8">&gt;</text:span><text:span text:style-name="T10"><text:tab/></text:span><text:span text:style-name="T260"><draw:control text:anchor-type="as-char" svg:y="-0.4cm" draw:z-index="10" draw:name="Gberuikersnaam 3" draw:style-name="gr2" draw:text-style-name="P73" svg:width="6.002cm" svg:height="0.5cm" draw:control="control9"><svg:title>Gebruikersnaam</svg:title><svg:desc>Korte naam, bijv. jan</svg:desc></draw:control></text:span><text:span text:style-name="T260"><text:tab/></text:span><text:span text:style-name="T261">b</text:span><text:span text:style-name="T291">ijv.</text:span><text:span text:style-name="T5"> </text:span><text:span text:style-name="T206">j</text:span><text:span text:style-name="T207">a</text:span><text:span text:style-name="T206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63"><text:tab/><text:tab/></text:span><text:span text:style-name="T10"><draw:control text:anchor-type="as-char" svg:y="-0.4cm" draw:z-index="11" draw:name="Computernaam 1" draw:style-name="gr2" draw:text-style-name="P73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90">ijv.</text:span><text:span text:style-name="T251"> </text:span><text:span text:style-name="T254">pc02</text:span></text:p>
      <text:p text:style-name="P2"><text:span text:style-name="T18">&lt;</text:span><text:span text:style-name="T250">g</text:span><text:span text:style-name="T249">ebruiker</text:span><text:span text:style-name="T18">&gt;</text:span><text:span text:style-name="T248"><text:tab/></text:span><text:span text:style-name="T252"><text:tab/></text:span><text:span text:style-name="T266"> <text:tab/><text:tab/></text:span><text:span text:style-name="T256"><draw:control text:anchor-type="as-char" svg:y="-0.4cm" draw:z-index="12" draw:name="Gebruiker 3" draw:style-name="gr2" draw:text-style-name="P73" svg:width="6.002cm" svg:height="0.5cm" draw:control="control11"><svg:title>Gebruiker</svg:title><svg:desc>Volledige naam, bijv. Jan Stek</svg:desc></draw:control></text:span><text:span text:style-name="T256"><text:tab/></text:span><text:span text:style-name="T257">e</text:span><text:span text:style-name="T289">vt.</text:span><text:span text:style-name="T259"> extra gebruikers</text:span></text:p>
      <text:p text:style-name="P61"><text:span text:style-name="T18">&lt;</text:span><text:span text:style-name="T250">g</text:span><text:span text:style-name="T249">ebruikersnaam</text:span><text:span text:style-name="T18">&gt;</text:span><text:span text:style-name="T248"><text:tab/></text:span><text:span text:style-name="T260"><draw:control text:anchor-type="as-char" svg:y="-0.4cm" draw:z-index="13" draw:name="Gberuikersnaam 4" draw:style-name="gr2" draw:text-style-name="P73" svg:width="6.002cm" svg:height="0.5cm" draw:control="control12"><svg:title>Gebruikersnaam</svg:title><svg:desc>Korte naam, bijv. jan</svg:desc></draw:control></text:span><text:span text:style-name="T260"><text:tab/></text:span><text:span text:style-name="T261">e</text:span><text:span text:style-name="T292">vt.</text:span><text:span text:style-name="T253"> extra gebruikers</text:span></text:p>
      <text:p text:style-name="P58"><text:span text:style-name="T300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66">Nog niet op Linux?</text:span></text:span><text:span text:style-name="T198"><text:tab/></text:span><text:span text:style-name="T202">G</text:span><text:span text:style-name="T199">ebruik </text:span><text:span text:style-name="Strong_20_Emphasis"><text:span text:style-name="T203">Checklist </text:span></text:span><text:span text:style-name="Strong_20_Emphasis"><text:span text:style-name="T204">overzetten</text:span></text:span><text:span text:style-name="T199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200"> onder </text:span><text:span text:style-name="Strong_20_Emphasis"><text:span text:style-name="T167">Linux</text:span></text:span><text:span text:style-name="T201">.</text:span></text:p>
      <text:p text:style-name="P25"><text:span text:style-name="Strong_20_Emphasis"><text:span text:style-name="T168">Nieuwe installatie?</text:span></text:span><text:span text:style-name="T163"><text:tab/></text:span><text:span text:style-name="T165">B</text:span><text:span text:style-name="T163">egin bij hoofdstuk </text:span><text:span text:style-name="Strong_20_Emphasis"><text:span text:style-name="T168"><text:bookmark-ref text:reference-format="page" text:ref-name="__RefNumPara__4009_1271708128">2</text:bookmark-ref></text:span></text:span><text:span text:style-name="Strong_20_Emphasis"><text:span text:style-name="T168"><text:s text:c="2"/></text:span></text:span><text:span text:style-name="Strong_20_Emphasis"><text:span text:style-name="T169"><text:bookmark-ref text:reference-format="text" text:ref-name="__RefNumPara__4009_1271708128">Installatie uitvoeren </text:bookmark-ref></text:span></text:span><text:span text:style-name="T164">.</text:span></text:p>
      <text:p text:style-name="P14"/>
      <text:p text:style-name="P14"/>
      <text:list text:style-name="L1">
        <text:list-item>
          <text:p text:style-name="P68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95"><draw:control text:anchor-type="as-char" draw:z-index="4" draw:name="Vorm3_0" draw:style-name="gr1" draw:text-style-name="P7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95"><draw:control text:anchor-type="as-char" draw:z-index="5" draw:name="Vorm3_ 2" draw:style-name="gr1" draw:text-style-name="P7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61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2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T294">gebruiker</text:span><text:span text:style-name="T133">s</text:span><text:span text:style-name="T140"> aanmelden </text:span><text:span text:style-name="T141">en dezelfde stappen uitvoeren</text:span><text:span text:style-name="T137">.</text:span></text:p></text:note-body></text:note></text:span><text:span text:style-name="T62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97"><draw:control text:anchor-type="as-char" draw:z-index="14" draw:name="Vorm4" draw:style-name="gr1" draw:text-style-name="P7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53"><text:span text:style-name="T87">D</text:span><text:span text:style-name="T74">ruk op de </text:span><text:span text:style-name="T44">Super</text:span><text:span text:style-name="T74">-toets</text:span><text:span text:style-name="T55"><text:note text:id="ftn3" text:note-class="footnote"><text:note-citation>3</text:note-citation><text:note-body><text:p text:style-name="P52"><text:span text:style-name="T211">De </text:span><text:span text:style-name="T183">Super</text:span><text:span text:style-name="T211">-toets is de </text:span><text:span text:style-name="T182">Windows</text:span><text:span text:style-name="T211">-toets, </text:span><text:span text:style-name="T182">Command</text:span><text:span text:style-name="T211">-toets </text:span><text:span text:style-name="T212">(Apple)</text:span><text:span text:style-name="T211">, of </text:span><text:span text:style-name="T182">Vergrootglas</text:span><text:span text:style-name="T211">-toets </text:span><text:span text:style-name="T212">(Chromebook)</text:span><text:span text:style-name="T211">.</text:span></text:p></text:note-body></text:note></text:span><text:span text:style-name="T69">, </text:span><text:span text:style-name="T78">t</text:span><text:span text:style-name="T73">yp </text:span><text:span text:style-name="User_20_Entry"><text:span text:style-name="T34">t</text:span></text:span><text:span text:style-name="User_20_Entry"><text:span text:style-name="T33">erm</text:span></text:span><text:span text:style-name="T65"> </text:span><text:span text:style-name="T79">e</text:span><text:span text:style-name="T64">n </text:span><text:span text:style-name="T76">k</text:span><text:span text:style-name="T64">lik op het pictogram van </text:span><text:span text:style-name="Strong_20_Emphasis"><text:span text:style-name="T46">Terminalvenster</text:span></text:span><text:span text:style-name="T65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63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65"> de </text:span><text:span text:style-name="T93">volgende d</text:span><text:span text:style-name="T92">ri</text:span><text:span text:style-name="T66">e </text:span><text:span text:style-name="T65">opdrachten, ieder gevolgd door de </text:span><text:span text:style-name="T45">Enter</text:span><text:span text:style-name="T64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7">olg </text:span><text:span text:style-name="T6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97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97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50"><text:span text:style-name="T87">D</text:span><text:span text:style-name="T70">ruk </text:span><text:span text:style-name="T71">op de </text:span><text:span text:style-name="T45">Super</text:span><text:span text:style-name="T71">-toets</text:span><text:span text:style-name="T69">, </text:span><text:span text:style-name="T72">t</text:span><text:span text:style-name="T73">yp </text:span><text:span text:style-name="User_20_Entry"><text:span text:style-name="T34">m</text:span></text:span><text:span text:style-name="User_20_Entry"><text:span text:style-name="T33">enu</text:span></text:span><text:span text:style-name="T74"> </text:span><text:span text:style-name="T75">e</text:span><text:span text:style-name="T64">n </text:span><text:span text:style-name="T76">k</text:span><text:span text:style-name="T64">lik op het pictogram van</text:span><text:span text:style-name="T98"> </text:span><text:span text:style-name="Strong_20_Emphasis"><text:span text:style-name="T47">Installatiem</text:span></text:span><text:span text:style-name="Strong_20_Emphasis"><text:span text:style-name="T48">enu</text:span></text:span><text:span text:style-name="T71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3"/></text:span></text:p>
          </table:table-cell>
          <table:table-cell table:style-name="_31_._5f_Installatie_5f_voorbereiden.D10" office:value-type="string">
            <text:p text:style-name="P47"><text:span text:style-name="T90">Selecteer</text:span><text:span text:style-name="T68"> </text:span><text:span text:style-name="Strong_20_Emphasis"><text:span text:style-name="T49">1</text:span></text:span><text:span text:style-name="T106"> </text:span><text:span text:style-name="T107">Installatie voorbereiden</text:span><text:span text:style-name="T86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7">olg </text:span><text:span text:style-name="T68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05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2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9">Start de computer op vanaf</text:span><text:span text:style-name="T209"><text:note text:id="ftn4" text:note-class="footnote"><text:note-citation>1</text:note-citation><text:note-body><text:p text:style-name="P59"><text:span text:style-name="T145">B</text:span><text:span text:style-name="T146">ootmenu/</text:span><text:span text:style-name="T145">S</text:span><text:span text:style-name="T146">etup</text:span><text:span text:style-name="T144"> via </text:span><text:span text:style-name="T142">é</text:span><text:span text:style-name="T143">é</text:span><text:span text:style-name="T145">n van de </text:span><text:span text:style-name="T147">Veelgebruikte toetsen: </text:span><text:span text:style-name="T157">Esc</text:span><text:span text:style-name="T149">, </text:span><text:span text:style-name="T157">Delete</text:span><text:span text:style-name="T149">, </text:span><text:span text:style-name="T157">F1</text:span><text:span text:style-name="T149">, </text:span><text:span text:style-name="T157">F2</text:span><text:span text:style-name="T149">, </text:span><text:span text:style-name="T157">F9</text:span><text:span text:style-name="T149">, </text:span><text:span text:style-name="T157">F10</text:span><text:span text:style-name="T149">, </text:span><text:span text:style-name="T157">F11</text:span><text:span text:style-name="T149">, of </text:span><text:span text:style-name="T157">F12</text:span></text:p></text:note-body></text:note></text:span><text:span text:style-name="T209"> </text:span><text:span text:style-name="T210">een </text:span><text:span text:style-name="T194"><text:user-field-get text:name="Distro">AlmaLinux</text:user-field-get></text:span><text:span text:style-name="T208"><text:s/></text:span><text:span text:style-name="T195"><text:user-field-get text:name="Version">9.x</text:user-field-get></text:span><text:span text:style-name="T195"><text:s/></text:span><text:span text:style-name="T196">Desktop/</text:span><text:span text:style-name="T197">Workstation</text:span><text:span text:style-name="T118"> </text:span><text:span text:style-name="T119">L</text:span><text:span text:style-name="T120">ive</text:span><text:span text:style-name="T120"><text:note text:id="ftn5" text:note-class="footnote"><text:note-citation>2</text:note-citation><text:note-body><text:p text:style-name="P46"><text:span text:style-name="T267">Vanaf ee</text:span>n <text:span text:style-name="T296">L</text:span>ive <text:span text:style-name="T295">USB</text:span><text:span text:style-name="T270">-stick</text:span><text:span text:style-name="T16"> </text:span>kunt <text:span text:style-name="T267">u opstarten en</text:span> <text:span text:style-name="T14">met </text:span><text:span text:style-name="T213"><text:user-field-get text:name="Distro">AlmaLinux</text:user-field-get></text:span><text:span text:style-name="T213"><text:s/></text:span>werken zonder enige bestanden op de harde schijf te wijzigen en maakt ook installatie van <text:span text:style-name="T213"><text:user-field-get text:name="Distro">AlmaLinux</text:user-field-get></text:span><text:span text:style-name="T213"><text:s/></text:span>mogelijk.</text:p></text:note-body></text:note></text:span><text:span text:style-name="T120"> </text:span><text:span text:style-name="T123">USB</text:span><text:span text:style-name="T121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21">stick</text:span><text:span text:style-name="T121"><text:note text:id="ftn6" text:note-class="footnote"><text:note-citation>3</text:note-citation><text:note-body><text:p text:style-name="P64"><text:span text:style-name="T132">Maak een opstartbare USB-stick</text:span><text:span text:style-name="T128">:</text:span><text:span text:style-name="Strong_20_Emphasis"><text:span text:style-name="T158"><text:line-break/></text:span></text:span><text:span text:style-name="Strong_20_Emphasis"><text:span text:style-name="T125">Download </text:span></text:span><text:span text:style-name="Strong_20_Emphasis"><text:span text:style-name="T130">een </text:span></text:span><text:span text:style-name="Strong_20_Emphasis"><text:span text:style-name="T134">Live Media</text:span></text:span><text:span text:style-name="terk_20_accent_20_voetnoot"><text:span text:style-name="T51"> </text:span></text:span><text:span text:style-name="terk_20_accent_20_voetnoot"><text:span text:style-name="T53">image</text:span></text:span><text:span text:style-name="Strong_20_Emphasis"><text:span text:style-name="T134"> </text:span></text:span><text:span text:style-name="terk_20_accent_20_voetnoot"><text:span text:style-name="T154">Alma</text:span></text:span><text:span text:style-name="terk_20_accent_20_voetnoot"><text:span text:style-name="T153">Linux </text:span></text:span><text:span text:style-name="terk_20_accent_20_voetnoot"><text:span text:style-name="T156">OS </text:span></text:span><text:span text:style-name="terk_20_accent_20_voetnoot"><text:span text:style-name="T153"><text:user-field-get text:name="Version">9.x</text:user-field-get></text:span></text:span><text:span text:style-name="Strong_20_Emphasis"><text:span text:style-name="T148"><text:s/></text:span></text:span><text:span text:style-name="terk_20_accent_20_voetnoot"><text:span text:style-name="T153">GNOME </text:span></text:span><text:span text:style-name="Strong_20_Emphasis"><text:span text:style-name="T126">vanaf </text:span></text:span><text:a xlink:type="simple" xlink:href="https://almalinux.org/" text:style-name="Internet_20_link" text:visited-style-name="Visited_20_Internet_20_Link"><text:span text:style-name="Strong_20_Emphasis"><text:span text:style-name="T269">almalinux.org</text:span></text:span></text:a><text:span text:style-name="Strong_20_Emphasis"><text:span text:style-name="T148">.</text:span></text:span><text:span text:style-name="Strong_20_Emphasis"><text:span text:style-name="T159"><text:line-break/></text:span></text:span><text:span text:style-name="T127">De </text:span><text:span text:style-name="T129">ver</text:span><text:span text:style-name="T127">volgstappen staan beschreven in </text:span><text:span text:style-name="terk_20_accent_20_voetnoot"><text:span text:style-name="T52">Linux informatie</text:span></text:span><text:span text:style-name="T127">, te vinden op </text:span><text:a xlink:type="simple" xlink:href="https://karelzimmer.nl/" text:style-name="Internet_20_link" text:visited-style-name="Visited_20_Internet_20_Link"><text:span text:style-name="T268">karelzimmer.nl</text:span></text:a><text:span text:style-name="T127">, onder </text:span><text:span text:style-name="terk_20_accent_20_voetnoot"><text:span text:style-name="T52">Linux</text:span></text:span><text:span text:style-name="T127">.</text:span></text:p></text:note-body></text:note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90">Selecteer</text:span><text:span text:style-name="T58"> </text:span><text:span text:style-name="Strong_20_Emphasis"><text:span text:style-name="T38">Start </text:span></text:span><text:span text:style-name="Strong_20_Emphasis"><text:span text:style-name="T39">Live</text:span></text:span><text:span text:style-name="Strong_20_Emphasis"><text:span text:style-name="T59"> </text:span></text:span><text:span text:style-name="Strong_20_Emphasis"><text:span text:style-name="T40"><text:user-field-get text:name="Distro">AlmaLinux</text:user-field-get></text:span></text:span><text:span text:style-name="Strong_20_Emphasis"><text:span text:style-name="T43"><text:s/></text:span></text:span><text:span text:style-name="Strong_20_Emphasis"><text:span text:style-name="T41"><text:user-field-get text:name="Version">9.x</text:user-field-get></text:span></text:span><text:span text:style-name="T60"><text:s/></text:span><text:span text:style-name="T99">en druk op de </text:span><text:span text:style-name="T42">Enter</text:span><text:span text:style-name="T6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2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5">Klik op </text:span><text:span text:style-name="Strong_20_Emphasis"><text:span text:style-name="T113">Install to Hard Drive</text:span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7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1">Bij</text:span><text:span text:style-name="T230"> </text:span><text:span text:style-name="Strong_20_Emphasis"><text:span text:style-name="T244">WEL</text:span></text:span><text:span text:style-name="Strong_20_Emphasis"><text:span text:style-name="T245">KOM</text:span></text:span><text:span text:style-name="Strong_20_Emphasis"><text:span text:style-name="T244"> </text:span></text:span><text:span text:style-name="Strong_20_Emphasis"><text:span text:style-name="T243">BIJ</text:span></text:span><text:span text:style-name="Strong_20_Emphasis"><text:span text:style-name="T229"> </text:span></text:span><text:span text:style-name="Strong_20_Emphasis"><text:span text:style-name="T235">ALMA</text:span></text:span><text:span text:style-name="Strong_20_Emphasis"><text:span text:style-name="T229">LINUX </text:span></text:span><text:span text:style-name="Strong_20_Emphasis"><text:span text:style-name="T229"><text:user-field-get text:name="Version">9.x</text:user-field-get></text:span></text:span><text:span text:style-name="T229"><text:s/>select</text:span><text:span text:style-name="T231">eer</text:span><text:span text:style-name="T232"> </text:span><text:span text:style-name="Strong_20_Emphasis"><text:span text:style-name="T236">Nederlands</text:span></text:span><text:span text:style-name="T232"> en klik</text:span><text:span text:style-name="T233"> </text:span><text:span text:style-name="T232">op</text:span><text:span text:style-name="T234"> </text:span><text:span text:style-name="Strong_20_Emphasis"><text:span text:style-name="T226">Doorgaan</text:span>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2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20">O</text:span><text:span text:style-name="T218">nder </text:span><text:span text:style-name="Strong_20_Emphasis"><text:span text:style-name="T246">SYSTEEM</text:span></text:span><text:span text:style-name="T218"> </text:span><text:span text:style-name="T220">klik </text:span><text:span text:style-name="T218">op </text:span><text:span text:style-name="Strong_20_Emphasis"><text:span text:style-name="T246">Installatiebestemming</text:span>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8">Controleer </text:span><text:span text:style-name="T221">de </text:span><text:span text:style-name="Strong_20_Emphasis"><text:span text:style-name="T247">Apparaatselectie</text:span></text:span><text:span text:style-name="T218"> en klik op </text:span><text:span text:style-name="Strong_20_Emphasis"><text:span text:style-name="T246">Klaar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2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20">O</text:span><text:span text:style-name="T218">nder </text:span><text:span text:style-name="T224">SYSTEEM</text:span><text:span text:style-name="T218"> </text:span><text:span text:style-name="T220">klik </text:span><text:span text:style-name="T218">op </text:span><text:span text:style-name="T224">Netwerk &amp; hostnaam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7">V</text:span><text:span text:style-name="T215">ul </text:span><text:span text:style-name="T216">in </text:span><text:span text:style-name="Strong_20_Emphasis"><text:span text:style-name="T219">Hostnaam</text:span></text:span><text:span text:style-name="T11"> &lt;computernaam&gt;</text:span><text:span text:style-name="T223"> </text:span><text:span text:style-name="T219">en klik op </text:span><text:span text:style-name="Strong_20_Emphasis"><text:span text:style-name="T225">Toepassen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9">K</text:span><text:span text:style-name="T218">lik op </text:span><text:span text:style-name="T224">Klaar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2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20">O</text:span><text:span text:style-name="T218">nder</text:span><text:span text:style-name="T214"> </text:span><text:span text:style-name="Strong_20_Emphasis"><text:span text:style-name="T218">GEBRUIKERSINSTELLINGEN</text:span></text:span><text:span text:style-name="T218"> </text:span><text:span text:style-name="T220">klik </text:span><text:span text:style-name="T218">op </text:span><text:span text:style-name="T224">Gebruiker aanmaken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97">Vul in </text:span><text:span text:style-name="Strong_20_Emphasis"><text:span text:style-name="Strong_20_Emphasis"><text:span text:style-name="T162">Volledige n</text:span></text:span></text:span><text:span text:style-name="Strong_20_Emphasis"><text:span text:style-name="T117">aam</text:span></text:span><text:span text:style-name="T100"> </text:span><text:span text:style-name="T18">&lt;</text:span><text:span text:style-name="T21">gebruiker</text:span><text:span text:style-name="T18">&gt;</text:span><text:span text:style-name="T101">, </text:span><text:span text:style-name="Strong_20_Emphasis"><text:span text:style-name="T160"><text:line-break/></text:span></text:span><text:span text:style-name="Strong_20_Emphasis"><text:span text:style-name="T116">Gebruikersnaam</text:span></text:span><text:span text:style-name="T100"> &lt;</text:span><text:span text:style-name="T7">gebruikersnaam&gt;</text:span><text:span text:style-name="T100">,</text:span></text:p>
            <text:p text:style-name="Standard"><text:span text:style-name="T103">vink aan </text:span><text:span text:style-name="Strong_20_Emphasis"><text:span text:style-name="T161">Maak deze gebruiker beheerde</text:span></text:span><text:span text:style-name="T112">r</text:span><text:span text:style-name="T103">,</text:span></text:p>
            <text:p text:style-name="Standard"><text:span text:style-name="T102">g</text:span><text:span text:style-name="T103">eef tweemaal een </text:span><text:span text:style-name="Strong_20_Emphasis"><text:span text:style-name="T116">wachtwoord</text:span></text:span><text:span text:style-name="T103"> </text:span><text:span text:style-name="T104">en k</text:span><text:span text:style-name="T103">lik op </text:span><text:span text:style-name="Strong_20_Emphasis"><text:span text:style-name="T112">Klaar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2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2">Klik op </text:span><text:span text:style-name="Strong_20_Emphasis"><text:span text:style-name="T227">Begin installatie</text:span>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2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2">Klik op </text:span><text:span text:style-name="Strong_20_Emphasis"><text:span text:style-name="T228">I</text:span></text:span><text:span text:style-name="Strong_20_Emphasis"><text:span text:style-name="T227">nstallatie </text:span></text:span><text:span text:style-name="Strong_20_Emphasis"><text:span text:style-name="T228">voltooien</text:span>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2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99">Hers</text:span><text:span text:style-name="T29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6"><text:span text:style-name="Strong_20_Emphasis"><text:span text:style-name="T114">Installatie </text:span></text:span><text:span text:style-name="Strong_20_Emphasis"><text:span text:style-name="T115">afronden</text:span></text:span></text:p>
        </text:list-item>
      </text:list>
      <text:p text:style-name="P28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97"><draw:control text:anchor-type="as-char" draw:z-index="2" draw:name="Vorm24" draw:style-name="gr1" draw:text-style-name="P72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5"><text:span text:style-name="T57">Aanmelden als </text:span><text:span text:style-name="T25">&lt;</text:span><text:span text:style-name="T26">gebruiker</text:span><text:span text:style-name="T25">&gt;</text:span><text:span text:style-name="T5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2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2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8">D</text:span><text:span text:style-name="T80">ruk</text:span><text:span text:style-name="T69"> op</text:span><text:span text:style-name="T81"> de </text:span><text:span text:style-name="T45">Super</text:span><text:span text:style-name="T81">-toets</text:span><text:span text:style-name="T56"><text:note text:id="ftn7" text:note-class="footnote"><text:note-citation>1</text:note-citation><text:note-body><text:p text:style-name="P27"><text:span text:style-name="T179">De </text:span><text:span text:style-name="T181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text:span text:style-name="T69">, </text:span><text:span text:style-name="T78">t</text:span><text:span text:style-name="T73">yp </text:span><text:span text:style-name="User_20_Entry"><text:span text:style-name="T34">t</text:span></text:span><text:span text:style-name="User_20_Entry"><text:span text:style-name="T33">erm</text:span></text:span><text:span text:style-name="T65"> </text:span><text:span text:style-name="T79">e</text:span><text:span text:style-name="T64">n </text:span><text:span text:style-name="T76">k</text:span><text:span text:style-name="T64">lik op het pictogram van </text:span><text:span text:style-name="Strong_20_Emphasis"><text:span text:style-name="T46">Terminalvenster</text:span></text:span><text:span text:style-name="T6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5"> de </text:span><text:span text:style-name="T94">volgende </text:span><text:span text:style-name="T92">dri</text:span><text:span text:style-name="T66">e </text:span><text:span text:style-name="T65">opdrachten, ieder gevolgd door de </text:span><text:span text:style-name="T45">Enter</text:span><text:span text:style-name="T64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7">olg </text:span><text:span text:style-name="T68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97"><draw:control text:anchor-type="as-char" draw:z-index="18" draw:name="Vorm 7" draw:style-name="gr1" draw:text-style-name="P72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51"><text:span text:style-name="T88">D</text:span><text:span text:style-name="T83">ruk</text:span><text:span text:style-name="T82"> op</text:span><text:span text:style-name="T81"> de </text:span><text:span text:style-name="T45">Super</text:span><text:span text:style-name="T81">-toets</text:span><text:span text:style-name="T69">, </text:span><text:span text:style-name="T78">t</text:span><text:span text:style-name="T73">yp </text:span><text:span text:style-name="User_20_Entry"><text:span text:style-name="T35">men</text:span></text:span><text:span text:style-name="User_20_Entry"><text:span text:style-name="T36">u</text:span></text:span><text:span text:style-name="T74"> </text:span><text:span text:style-name="T79">e</text:span><text:span text:style-name="T64">n </text:span><text:span text:style-name="T76">k</text:span><text:span text:style-name="T64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4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63"/></text:span></text:p>
          </table:table-cell>
          <table:table-cell table:style-name="_33_._5f_Installatie_5f_afronden.C12" office:value-type="string">
            <text:p text:style-name="P48"><text:span text:style-name="T90">Selecteer</text:span><text:span text:style-name="T77"> </text:span><text:span text:style-name="Strong_20_Emphasis"><text:span text:style-name="T50">3</text:span></text:span><text:span text:style-name="T108"> </text:span><text:span text:style-name="T109">Installatie</text:span><text:span text:style-name="T110"> </text:span><text:span text:style-name="T111">afronde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7">olg </text:span><text:span text:style-name="T68">de aanwijzingen op het scherm.</text:span></text:p>
          </table:table-cell>
        </table:table-row>
      </table:table>
      <text:p text:style-name="P28"><text:span text:style-name="Strong_20_Emphasis"><text:span text:style-name="T57"/></text:span></text:p>
      <text:list text:continue-numbering="true" text:style-name="L1">
        <text:list-item>
          <text:p text:style-name="P69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97"><draw:control text:anchor-type="as-char" draw:z-index="3" draw:name="Vorm40_0" draw:style-name="gr1" draw:text-style-name="P72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97"><draw:control text:anchor-type="as-char" draw:z-index="6" draw:name="Vorm40_ 1" draw:style-name="gr1" draw:text-style-name="P72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7">Aanmelden als </text:span><text:span text:style-name="T27">&lt;</text:span><text:span text:style-name="T28">gebruiker</text:span><text:span text:style-name="T27">&gt;</text:span><text:span text:style-name="T84"><text:note text:id="ftn8" text:note-class="footnote"><text:note-citation>1</text:note-citation><text:note-body><text:p text:style-name="P36"><text:span text:style-name="T150">E</text:span><text:span text:style-name="T152">ventuele extra </text:span><text:span text:style-name="T293">gebruiker</text:span><text:span text:style-name="T151">s </text:span><text:span text:style-name="T152">aanmelden en dezelfde stappen uitvoeren.</text:span></text:p></text:note-body></text:note></text:span><text:span text:style-name="T57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6"><draw:control text:anchor-type="as-char" draw:z-index="8" draw:name="Vorm13_ 1" draw:style-name="gr1" draw:text-style-name="P72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87">Volg de welkomstschermen.</text:span><text:span text:style-name="T28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7"><draw:control text:anchor-type="as-char" draw:z-index="19" draw:name="Vorm 8" draw:style-name="gr1" draw:text-style-name="P72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7"><draw:control text:anchor-type="as-char" draw:z-index="20" draw:name="Vorm 9" draw:style-name="gr1" draw:text-style-name="P72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9">D</text:span><text:span text:style-name="T83">ruk</text:span><text:span text:style-name="T82"> op</text:span><text:span text:style-name="T81"> de </text:span><text:span text:style-name="T45">Super</text:span><text:span text:style-name="T81">-toets</text:span><text:span text:style-name="T55"><text:note text:id="ftn9" text:note-class="footnote"><text:note-citation>2</text:note-citation><text:note-body><text:p text:style-name="P27"><text:span text:style-name="T179">De </text:span><text:span text:style-name="T181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text:span text:style-name="T69">, </text:span><text:span text:style-name="T78">t</text:span><text:span text:style-name="T73">yp </text:span><text:span text:style-name="User_20_Entry"><text:span text:style-name="T34">m</text:span></text:span><text:span text:style-name="User_20_Entry"><text:span text:style-name="T37">enu</text:span></text:span><text:span text:style-name="T74"> </text:span><text:span text:style-name="T79">e</text:span><text:span text:style-name="T64">n </text:span><text:span text:style-name="T76">k</text:span><text:span text:style-name="T64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4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90">Selecteer</text:span><text:span text:style-name="T77"> </text:span><text:span text:style-name="Strong_20_Emphasis"><text:span text:style-name="T50">4</text:span></text:span><text:span text:style-name="T108"> </text:span><text:span text:style-name="T91">Gebruiker inrichten</text:span><text:span text:style-name="T86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7">olg </text:span><text:span text:style-name="T68">de aanwijzingen op het scherm.</text:span></text:p>
          </table:table-cell>
        </table:table-row>
      </table:table>
      <text:p text:style-name="P8"><text:span text:style-name="Strong_20_Emphasis"><text:span text:style-name="T85"/></text:span></text:p>
      <text:p text:style-name="P23"/>
      <text:p text:style-name="P24"><text:span text:style-name="T170">E</text:span><text:span text:style-name="T171">inde c</text:span><text:span text:style-name="T172">hecklist, </text:span><text:span text:style-name="T173">d</text:span><text:span text:style-name="T172">e installatie van </text:span><text:span text:style-name="T176"><text:user-field-get text:name="Distro">AlmaLinux</text:user-field-get></text:span><text:span text:style-name="T174"><text:s/></text:span><text:span text:style-name="T175"><text:user-field-get text:name="Version">9.x</text:user-field-get></text:span><text:span text:style-name="T175"><text:s/></text:span><text:span text:style-name="T177">Desktop/</text:span><text:span text:style-name="T178">Workstation</text:span><text:span text:style-name="T54"> </text:span><text:span text:style-name="T172">is voltooid.</text:span></text:p>
      <text:p text:style-name="P3"/>
      <text:list text:style-name="L2">
        <text:list-header>
          <text:p text:style-name="P70"><text:span text:style-name="T282">Geschreven door </text:span><text:a xlink:type="simple" xlink:href="mailto:info@karelzimmer.nl?subject=Checklist%20installatie%20Linux" text:style-name="Internet_20_link" text:visited-style-name="Visited_20_Internet_20_Link"><text:span text:style-name="T283">Karel Zimmer</text:span></text:a><text:span text:style-name="T284">.</text:span></text:p>
          <text:p text:style-name="P71"><text:span text:style-name="T286">Licentie </text:span><text:span text:style-name="T284">C</text:span><text:span text:style-name="T285">C0</text:span><text:span text:style-name="T284"> 1.0 </text:span><text:span text:style-name="T28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81"><text:s/></text:span><text:span text:style-name="T28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8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2-18T10:38:04.085745597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38:03.952989039</dc:date>
    <meta:keyword>Installatie</meta:keyword>
    <meta:keyword>Checklist</meta:keyword>
    <meta:keyword>Linux</meta:keyword>
    <meta:editing-cycles>7021</meta:editing-cycles>
    <meta:editing-duration>P12DT22H22M1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3" meta:word-count="491" meta:character-count="3510" meta:non-whitespace-character-count="3074"/>
    <meta:user-defined meta:name="Info 1"/>
    <meta:user-defined meta:name="Info 2"/>
    <meta:user-defined meta:name="Info 3"/>
    <meta:user-defined meta:name="Info 4"/>
  </office:meta>
</office:document-meta>
</file>